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/>
    </style:style>
    <style:style style:name="P2" style:family="paragraph" style:parent-style-name="Standard">
      <style:paragraph-properties fo:margin-top="0in" fo:margin-bottom="0.111in" loext:contextual-spacing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margin-top="0in" fo:margin-bottom="0.111in" loext:contextual-spacing="false"/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P4" style:family="paragraph" style:parent-style-name="Standard">
      <style:paragraph-properties fo:margin-top="0in" fo:margin-bottom="0.111in" loext:contextual-spacing="false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fo:background-color="#ffffff" style:font-name-asian="Courier New1" style:font-size-asian="12pt" style:font-style-asian="normal" style:font-weight-asian="normal" style:font-name-complex="Courier New1" style:font-size-complex="12pt"/>
    </style:style>
    <style:style style:name="P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fo:font-weight="normal" fo:background-color="#ffffff" style:font-name-asian="Courier New1" style:font-size-asian="10pt" style:font-style-asian="normal" style:font-weight-asian="normal" style:font-name-complex="Courier New1" style:font-size-complex="10pt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#ffffff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fo:font-weight="normal" fo:background-color="#ffffff" style:font-name-asian="Courier New1" style:font-size-asian="10pt" style:font-style-asian="normal" style:font-weight-asian="normal" style:font-name-complex="Courier New1" style:font-size-complex="10pt"/>
    </style:style>
    <style:style style:name="P9" style:family="paragraph" style:parent-style-name="Standard">
      <loext:graphic-properties draw:fill="solid"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10" style:family="paragraph" style:parent-style-name="Standard">
      <loext:graphic-properties draw:fill="solid"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fo:background-color="#ffffff" style:font-name-asian="Courier New1" style:font-size-asian="11pt" style:font-style-asian="normal" style:font-weight-asian="normal" style:font-name-complex="Courier New1" style:font-size-complex="11pt"/>
    </style:style>
    <style:style style:name="P11" style:family="paragraph" style:parent-style-name="Standard">
      <loext:graphic-properties draw:fill="solid" draw:fill-color="#ffffff"/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fo:background-color="#ffffff" style:font-name-asian="Courier New1" style:font-size-asian="12pt" style:font-style-asian="normal" style:font-weight-asian="normal" style:font-name-complex="Courier New1" style:font-size-complex="12pt"/>
    </style:style>
    <style:style style:name="P12" style:family="paragraph" style:parent-style-name="Standard">
      <loext:graphic-properties draw:fill="solid" draw:fill-color="#ffffff"/>
      <style:paragraph-properties fo:margin-left="0.5in" fo:margin-right="0in" fo:margin-top="0in" fo:margin-bottom="0.111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style:font-name="Courier New" style:font-name-asian="Courier New1" style:font-name-complex="Courier New1"/>
    </style:style>
    <style:style style:name="P13" style:family="paragraph" style:parent-style-name="Standard">
      <style:paragraph-properties fo:margin-left="0.5in" fo:margin-right="0in" fo:margin-top="0in" fo:margin-bottom="0.111in" loext:contextual-spacing="false" fo:text-indent="0in" style:auto-text-indent="false"/>
    </style:style>
    <style:style style:name="P14" style:family="paragraph" style:parent-style-name="Standard">
      <style:paragraph-properties fo:margin-left="0.5in" fo:margin-right="0in" fo:margin-top="0in" fo:margin-bottom="0.111in" loext:contextual-spacing="false" fo:text-indent="0in" style:auto-text-indent="false"/>
      <style:text-properties style:font-name="Courier New" style:font-name-asian="Courier New1" style:font-name-complex="Courier New1"/>
    </style:style>
    <style:style style:name="P15" style:family="paragraph" style:parent-style-name="Standard">
      <style:paragraph-properties fo:margin-left="0in" fo:margin-right="0in" fo:margin-top="0in" fo:margin-bottom="0.111in" loext:contextual-spacing="false" fo:text-indent="0.5in" style:auto-text-indent="false"/>
    </style:style>
    <style:style style:name="P16" style:family="paragraph" style:parent-style-name="Standard">
      <loext:graphic-properties draw:fill="solid" draw:fill-color="#ffffff"/>
      <style:paragraph-properties fo:margin-left="0.7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fo:font-weight="normal" fo:background-color="#ffffff" style:font-name-asian="Courier New1" style:font-size-asian="10pt" style:font-style-asian="normal" style:font-weight-asian="normal" style:font-name-complex="Courier New1" style:font-size-complex="10pt"/>
    </style:style>
    <style:style style:name="P17" style:family="paragraph" style:parent-style-name="Standard">
      <loext:graphic-properties draw:fill="solid" draw:fill-color="#ffffff"/>
      <style:paragraph-properties fo:margin-left="0.7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fo:background-color="#ffffff" style:font-name-asian="Courier New1" style:font-size-asian="11pt" style:font-style-asian="normal" style:font-weight-asian="normal" style:font-name-complex="Courier New1" style:font-size-complex="11pt"/>
    </style:style>
    <style:style style:name="P18" style:family="paragraph" style:parent-style-name="Standard" style:master-page-name="Standard">
      <style:paragraph-properties fo:margin-top="0in" fo:margin-bottom="0.111in" loext:contextual-spacing="false" style:page-number="1"/>
      <style:text-properties style:font-name="Courier New" fo:font-size="12pt" style:font-name-asian="Courier New1" style:font-size-asian="12pt" style:font-name-complex="Courier New1" style:font-size-complex="12pt"/>
    </style:style>
    <style:style style:name="P19" style:family="paragraph" style:parent-style-name="Standard">
      <style:paragraph-properties fo:margin-top="0in" fo:margin-bottom="0.111in" loext:contextual-spacing="false"/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P20" style:family="paragraph" style:parent-style-name="Standard">
      <style:paragraph-properties fo:margin-top="0in" fo:margin-bottom="0.111in" loext:contextual-spacing="false"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1" style:family="paragraph" style:parent-style-name="Standard" style:list-style-name="WWNum7">
      <loext:graphic-properties draw:fill="solid" draw:fill-color="#ffffff"/>
      <style:paragraph-properties fo:margin-left="0.5in" fo:margin-right="0in" fo:margin-top="0in" fo:margin-bottom="0.111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22" style:family="paragraph" style:parent-style-name="Standard" style:list-style-name="WWNum7">
      <loext:graphic-properties draw:fill="solid" draw:fill-color="#ffffff"/>
      <style:paragraph-properties fo:margin-left="0.5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23" style:family="paragraph" style:parent-style-name="Standard" style:list-style-name="WWNum2">
      <loext:graphic-properties draw:fill="solid" draw:fill-color="#ffffff"/>
      <style:paragraph-properties fo:margin-left="0.75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24" style:family="paragraph" style:parent-style-name="Standard" style:list-style-name="WWNum1">
      <loext:graphic-properties draw:fill="solid" draw:fill-color="#ffffff"/>
      <style:paragraph-properties fo:margin-left="0.75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fo:background-color="#ffffff" style:font-name-asian="Courier New1" style:font-size-asian="11pt" style:font-style-asian="normal" style:font-weight-asian="normal" style:font-name-complex="Courier New1" style:font-size-complex="11pt"/>
    </style:style>
    <style:style style:name="P25" style:family="paragraph" style:parent-style-name="Standard" style:list-style-name="WWNum6">
      <loext:graphic-properties draw:fill="solid" draw:fill-color="#ffffff"/>
      <style:paragraph-properties fo:margin-left="0.75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fo:background-color="#ffffff" style:font-name-asian="Courier New1" style:font-size-asian="11pt" style:font-style-asian="normal" style:font-weight-asian="normal" style:font-name-complex="Courier New1" style:font-size-complex="11pt"/>
    </style:style>
    <style:style style:name="P26" style:family="paragraph" style:parent-style-name="Standard" style:list-style-name="WWNum5">
      <loext:graphic-properties draw:fill="solid" draw:fill-color="#ffffff"/>
      <style:paragraph-properties fo:margin-left="0.75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fo:background-color="#ffffff" style:font-name-asian="Courier New1" style:font-size-asian="11pt" style:font-style-asian="normal" style:font-weight-asian="normal" style:font-name-complex="Courier New1" style:font-size-complex="11pt"/>
    </style:style>
    <style:style style:name="P27" style:family="paragraph" style:parent-style-name="Standard" style:list-style-name="WWNum1">
      <loext:graphic-properties draw:fill="solid" draw:fill-color="#ffffff"/>
      <style:paragraph-properties fo:margin-left="0.75in" fo:margin-right="0in" fo:margin-top="0in" fo:margin-bottom="0.111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fo:background-color="#ffffff" style:font-name-asian="Courier New1" style:font-size-asian="11pt" style:font-style-asian="normal" style:font-weight-asian="normal" style:font-name-complex="Courier New1" style:font-size-complex="11pt"/>
    </style:style>
    <style:style style:name="P28" style:family="paragraph" style:parent-style-name="Standard" style:list-style-name="WWNum6">
      <loext:graphic-properties draw:fill="solid" draw:fill-color="#ffffff"/>
      <style:paragraph-properties fo:margin-left="0.75in" fo:margin-right="0in" fo:margin-top="0in" fo:margin-bottom="0.111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fo:background-color="#ffffff" style:font-name-asian="Courier New1" style:font-size-asian="11pt" style:font-style-asian="normal" style:font-weight-asian="normal" style:font-name-complex="Courier New1" style:font-size-complex="11pt"/>
    </style:style>
    <style:style style:name="P29" style:family="paragraph" style:parent-style-name="Standard" style:list-style-name="WWNum6">
      <loext:graphic-properties draw:fill="solid" draw:fill-color="#ffffff"/>
      <style:paragraph-properties fo:margin-left="0.75in" fo:margin-right="0in" fo:margin-top="0in" fo:margin-bottom="0.111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style:font-name="Courier New" style:font-name-asian="Courier New1" style:font-name-complex="Courier New1"/>
    </style:style>
    <style:style style:name="P30" style:family="paragraph" style:parent-style-name="Standard" style:list-style-name="WWNum5">
      <loext:graphic-properties draw:fill="solid" draw:fill-color="#ffffff"/>
      <style:paragraph-properties fo:margin-left="0.75in" fo:margin-right="0in" fo:margin-top="0in" fo:margin-bottom="0.111in" loext:contextual-spacing="true" fo:line-height="100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style:font-name="Courier New" style:font-name-asian="Courier New1" style:font-name-complex="Courier New1"/>
    </style:style>
    <style:style style:name="P31" style:family="paragraph" style:parent-style-name="Standard" style:list-style-name="WWNum3">
      <loext:graphic-properties draw:fill="solid" draw:fill-color="#ffffff"/>
      <style:paragraph-properties fo:margin-left="0.7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#ffffff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fo:background-color="#ffffff" style:font-name-asian="Courier New1" style:font-size-asian="11pt" style:font-style-asian="normal" style:font-weight-asian="normal" style:font-name-complex="Courier New1" style:font-size-complex="11pt"/>
    </style:style>
    <style:style style:name="P32" style:family="paragraph" style:parent-style-name="Standard" style:list-style-name="WWNum4">
      <loext:graphic-properties draw:fill="solid" draw:fill-color="#ffffff"/>
      <style:paragraph-properties fo:margin-left="0.7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#ffffff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fo:background-color="#ffffff" style:font-name-asian="Courier New1" style:font-size-asian="11pt" style:font-style-asian="normal" style:font-weight-asian="normal" style:font-name-complex="Courier New1" style:font-size-complex="11pt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bold" fo:background-color="#ffffff" style:font-name-asian="Courier New1" style:font-size-asian="12pt" style:font-style-asian="normal" style:font-weight-asian="bold" style:font-name-complex="Courier New1" style:font-size-complex="12pt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fo:font-weight="normal" fo:background-color="#ffffff" style:font-name-asian="Courier New1" style:font-size-asian="10pt" style:font-style-asian="normal" style:font-weight-asian="normal" style:font-name-complex="Courier New1" style:font-size-complex="10pt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Courier New1" style:font-size-asian="10pt" style:font-name-complex="Courier New1" style:font-size-complex="10pt"/>
    </style:style>
    <style:style style:name="P36" style:family="paragraph" style:parent-style-name="Standard" style:list-style-name="WWNum5">
      <loext:graphic-properties draw:fill="solid" draw:fill-color="#ffffff"/>
      <style:paragraph-properties fo:margin-left="1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fo:background-color="#ffffff" style:font-name-asian="Courier New1" style:font-size-asian="11pt" style:font-style-asian="normal" style:font-weight-asian="normal" style:font-name-complex="Courier New1" style:font-size-complex="11pt"/>
    </style:style>
    <style:style style:name="P37" style:family="paragraph" style:parent-style-name="Standard" style:list-style-name="WWNum5">
      <loext:graphic-properties draw:fill="solid" draw:fill-color="#ffffff"/>
      <style:paragraph-properties fo:margin-left="1in" fo:margin-right="0in" fo:margin-top="0in" fo:margin-bottom="0.111in" loext:contextual-spacing="true" fo:line-height="100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fo:background-color="#ffffff" style:font-name-asian="Courier New1" style:font-size-asian="11pt" style:font-style-asian="normal" style:font-weight-asian="normal" style:font-name-complex="Courier New1" style:font-size-complex="11pt"/>
    </style:style>
    <style:style style:name="T1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4" style:family="text">
      <style:text-properties fo:color="#0563c1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T5" style:family="text">
      <style:text-properties fo:color="#0563c1" style:font-name="Courier New" style:text-underline-style="solid" style:text-underline-width="auto" style:text-underline-color="font-color" style:font-name-asian="Courier New1" style:font-name-complex="Courier New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fo:background-color="#ffffff" loext:char-shading-value="0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fo:font-weight="normal" fo:background-color="#ffffff" loext:char-shading-value="0" style:font-name-asian="Courier New1" style:font-size-asian="10pt" style:font-style-asian="normal" style:font-weight-asian="normal" style:font-name-complex="Courier New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T9" style:family="text">
      <style:text-properties fo:font-variant="normal" fo:text-transform="none" fo:color="#0563c1" style:text-line-through-style="none" style:text-line-through-type="none" style:text-position="0% 100%" style:font-name="Courier New" fo:font-size="11pt" fo:font-style="normal" style:text-underline-style="solid" style:text-underline-width="auto" style:text-underline-color="font-color" fo:font-weight="normal" fo:background-color="#ffffff" loext:char-shading-value="0" style:font-name-asian="Courier New1" style:font-size-asian="11pt" style:font-style-asian="normal" style:font-weight-asian="normal" style:font-name-complex="Courier New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ab / Tutorial </text:p>
      <text:p text:style-name="P1"><text:span text:style-name="T1">Go here for ROS related tutorials </text:span><text:a xlink:type="simple" xlink:href="http://wiki.ros.org/ROS/Tutorials" text:style-name="Internet_20_link" text:visited-style-name="Visited_20_Internet_20_Link"><text:span text:style-name="T4">http://wiki.ros.org/ROS/Tutorials</text:span></text:a></text:p>
      <text:p text:style-name="P3">Install ROS</text:p>
      <text:p text:style-name="P1"><text:a xlink:type="simple" xlink:href="http://wiki.ros.org/kinetic/Installation/Ubuntu" text:style-name="Internet_20_link" text:visited-style-name="Visited_20_Internet_20_Link"><text:span text:style-name="T5">http://wiki.ros.org/kinetic/Installation/Ubuntu</text:span></text:a></text:p>
      <text:list xml:id="list5511457760228013715" text:style-name="WWNum7">
        <text:list-item>
          <text:p text:style-name="P21"><text:span text:style-name="T6">For Laptop use Desktop-Full </text:span><text:span text:style-name="T2">I</text:span><text:span text:style-name="T6">nstall / For Raspberry Pi use Desktop Install</text:span></text:p>
        </text:list-item>
      </text:list>
      <text:p text:style-name="P3">Create catkin_ws</text:p>
      <text:p text:style-name="P9"><text:a xlink:type="simple" xlink:href="http://wiki.ros.org/ROS/Tutorials/InstallingandConfiguringROSEnvironment" text:style-name="Internet_20_link" text:visited-style-name="Visited_20_Internet_20_Link"><text:span text:style-name="T9">http://wiki.ros.org/ROS/Tutorials/InstallingandConfiguringROSEnvironment</text:span></text:a></text:p>
      <text:p text:style-name="P10"/>
      <text:list xml:id="list8736113155749530334" text:style-name="WWNum2">
        <text:list-item>
          <text:p text:style-name="P23"><text:span text:style-name="T6">Follow </text:span><text:span text:style-name="T2">“C</text:span><text:span text:style-name="T6">reate a ROS Workspace</text:span><text:span text:style-name="T2">”</text:span><text:span text:style-name="T6"> </text:span><text:span text:style-name="T2">with</text:span><text:span text:style-name="T6"> catkin</text:span></text:p>
        </text:list-item>
      </text:list>
      <text:p text:style-name="P11"/>
      <text:p text:style-name="P3">Setup ROS Environment</text:p>
      <text:p text:style-name="P5"/>
      <text:list xml:id="list722800558428125763" text:style-name="WWNum1">
        <text:list-item>
          <text:p text:style-name="P24">echo "source $HOME/catkin_ws/devel/setup.bash" &gt;&gt; ~/.bashrc</text:p>
        </text:list-item>
        <text:list-item>
          <text:p text:style-name="P27">source ~/.bashrc</text:p>
        </text:list-item>
      </text:list>
      <text:p text:style-name="P14"/>
      <text:p text:style-name="P3">Create a ROS package</text:p>
      <text:p text:style-name="P15"><text:a xlink:type="simple" xlink:href="http://wiki.ros.org/ROS/Tutorials/CreatingPackage" text:style-name="Internet_20_link" text:visited-style-name="Visited_20_Internet_20_Link"><text:span text:style-name="T5">http://wiki.ros.org/ROS/Tutorials/CreatingPackage</text:span></text:a></text:p>
      <text:list xml:id="list8565695466402960289" text:style-name="WWNum3">
        <text:list-item>
          <text:p text:style-name="P31">cd ~/catkin_ws/src</text:p>
        </text:list-item>
        <text:list-item>
          <text:p text:style-name="P31">catkin_create_pkg beginner_tutorials std_msgs rospy</text:p>
        </text:list-item>
      </text:list>
      <text:p text:style-name="P6"/>
      <text:p text:style-name="P33">Build Empty Package</text:p>
      <text:p text:style-name="P6"/>
      <text:list xml:id="list1926290698715381095" text:style-name="WWNum4">
        <text:list-item>
          <text:p text:style-name="P32">cd ~/catkin_ws</text:p>
        </text:list-item>
        <text:list-item>
          <text:p text:style-name="P32">catkin_make</text:p>
        </text:list-item>
      </text:list>
      <text:p text:style-name="P1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6"/>
      <text:p text:style-name="P6"/>
      <text:p text:style-name="P6"/>
      <text:p text:style-name="P3"><text:soft-page-break/>Create a ROS Node (Python)</text:p>
      <text:list xml:id="list2801914342535495043" text:style-name="WWNum6">
        <text:list-item>
          <text:p text:style-name="P25">cd ~/catkin_ws/src/beginner_tutorials/src</text:p>
        </text:list-item>
        <text:list-item>
          <text:p text:style-name="P28">Create a python file here to run your code _____________</text:p>
        </text:list-item>
        <text:list-item>
          <text:p text:style-name="P29">sudo chmod +x *YOURSCRIPT*.py (makes script executable)</text:p>
        </text:list-item>
      </text:list>
      <text:p text:style-name="P2"/>
      <text:p text:style-name="P6">#!/usr/bin/env python</text:p>
      <text:p text:style-name="P6">##ensures this script is executed as python</text:p>
      <text:p text:style-name="P35">##required for all python ros scripts</text:p>
      <text:p text:style-name="P35">##this node shows basic rospy structure and prints hello world</text:p>
      <text:p text:style-name="P6"/>
      <text:p text:style-name="P7"><text:span text:style-name="T7">import rospy</text:span><text:span text:style-name="T3"> <text:s text:c="25"/></text:span><text:span text:style-name="T7">#imports the ros python tools</text:span></text:p>
      <text:p text:style-name="P7"><text:span text:style-name="T7">from std_msgs.msg import String</text:span><text:span text:style-name="T3"> <text:s text:c="6"/></text:span><text:span text:style-name="T7">#imports the string message type</text:span></text:p>
      <text:p text:style-name="P6"/>
      <text:p text:style-name="P6">def mainloop():<text:tab/><text:tab/><text:tab/><text:tab/>#declares mainloop function</text:p>
      <text:p text:style-name="P7"><text:span text:style-name="T7"><text:s text:c="4"/>rospy.loginfo(</text:span><text:span text:style-name="T3">"</text:span><text:span text:style-name="T7">entered mainloop()</text:span><text:span text:style-name="T3">"</text:span><text:span text:style-name="T7">)<text:tab/>#prints message to terminal</text:span></text:p>
      <text:p text:style-name="P6"><text:s text:c="4"/>rate = rospy.Rate(10) <text:tab/><text:tab/>#sets the loop speed to 10hz</text:p>
      <text:p text:style-name="P6"><text:s text:c="4"/>while not rospy.is_shutdown():<text:tab/>#loops while roscore is active</text:p>
      <text:p text:style-name="P6"><text:s text:c="8"/>##LOGIC##<text:tab/><text:tab/><text:tab/>#fill in your logic here</text:p>
      <text:p text:style-name="P35"><text:s text:c="8"/>rospy.loginfo("hello world") <text:s/>#prints hello world within ros loop</text:p>
      <text:p text:style-name="P6"><text:s text:c="8"/>rate.sleep()<text:tab/><text:tab/><text:tab/>#maintains the set rate of the loop</text:p>
      <text:p text:style-name="P6"/>
      <text:p text:style-name="P6"/>
      <text:p text:style-name="P6">if __name__ == '__main__':</text:p>
      <text:p text:style-name="P6"><text:s text:c="4"/>try:</text:p>
      <text:p text:style-name="P7"><text:span text:style-name="T7"><text:s text:c="8"/>rospy.init_node(</text:span><text:span text:style-name="T3">"*</text:span><text:span text:style-name="T8">NAME*</text:span><text:span text:style-name="T3">"</text:span><text:span text:style-name="T7">, anonymous=True)<text:tab/>#creates node </text:span><text:span text:style-name="T3">"*</text:span><text:span text:style-name="T7">NAME*</text:span><text:span text:style-name="T3">"</text:span></text:p>
      <text:p text:style-name="P6"><text:s text:c="8"/>mainloop()<text:tab/><text:tab/><text:tab/><text:tab/><text:tab/>#call mainloop()</text:p>
      <text:p text:style-name="P6"><text:s text:c="4"/>except rospy.ROSInterruptException:</text:p>
      <text:p text:style-name="P6"><text:s text:c="8"/>pass</text:p>
      <text:p text:style-name="P2"/>
      <text:p text:style-name="P3">Run Your ROS Node</text:p>
      <text:list xml:id="list8804434192529419401" text:style-name="WWNum5">
        <text:list-item>
          <text:p text:style-name="P26">Open the terminal</text:p>
        </text:list-item>
        <text:list-item>
          <text:p text:style-name="P26">cd ~/catkin_ws</text:p>
        </text:list-item>
        <text:list-item>
          <text:p text:style-name="P26">catkin_make<text:tab/>(build your package)</text:p>
        </text:list-item>
        <text:list-item>
          <text:p text:style-name="P26">roscore<text:tab/><text:tab/>(start the ros master)</text:p>
        </text:list-item>
        <text:list-item>
          <text:p text:style-name="P26">Open a separate terminal</text:p>
        </text:list-item>
        <text:list-item>
          <text:p text:style-name="P26">rosrun beginner_tutorials *YOURSCRIPT*.py</text:p>
        </text:list-item>
      </text:list>
      <text:p text:style-name="P17"/>
      <text:list xml:id="list191557166408655" text:continue-numbering="true" text:style-name="WWNum5">
        <text:list-item>
          <text:p text:style-name="P26">If permission error occurs</text:p>
        </text:list-item>
      </text:list>
      <text:p text:style-name="P10"/>
      <text:list xml:id="list191555187725516" text:continue-numbering="true" text:style-name="WWNum5">
        <text:list-item>
          <text:list>
            <text:list-item>
              <text:p text:style-name="P36">sudo bash(gain sudo privilege and maintain the environment variables)</text:p>
            </text:list-item>
            <text:list-item>
              <text:p text:style-name="P37">rosrun beginner_tutorials *YOURSCRIPT*.py</text:p>
            </text:list-item>
          </text:list>
        </text:list-item>
      </text:list>
      <text:p text:style-name="P12"/>
      <text:list xml:id="list191556296306896" text:continue-numbering="true" text:style-name="WWNum5">
        <text:list-item>
          <text:p text:style-name="P30">ctrl + c (use to close roscore and ros nodes)</text:p>
        </text:list-item>
      </text:list>
      <text:p text:style-name="P3"/>
      <text:p text:style-name="P3"/>
      <text:p text:style-name="P3"><text:soft-page-break/>Going Forward - (Attempt these on your own)</text:p>
      <text:list xml:id="list191556959920295" text:continue-list="list5511457760228013715" text:style-name="WWNum7">
        <text:list-item>
          <text:p text:style-name="P22"><text:a xlink:type="simple" xlink:href="http://wiki.ros.org/ROS/Tutorials/WritingPublisherSubscriber%28python%29" text:style-name="Internet_20_link" text:visited-style-name="Visited_20_Internet_20_Link"><text:span text:style-name="T9">http://wiki.ros.org/ROS/Tutorials/WritingPublisherSubscriber%28python%29</text:span></text:a></text:p>
        </text:list-item>
        <text:list-item>
          <text:p text:style-name="P21"><text:a xlink:type="simple" xlink:href="http://wiki.ros.org/ROS/Tutorials/CreatingMsgAndSrv" text:style-name="Internet_20_link" text:visited-style-name="Visited_20_Internet_20_Link"><text:span text:style-name="T9">http://wiki.ros.org/ROS/Tutorials/CreatingMsgAndSrv</text:span></text:a></text:p>
        </text:list-item>
      </text:list>
      <text:p text:style-name="P4"/>
      <text:p text:style-name="P4"/>
      <text:p text:style-name="P4"/>
      <text:p text:style-name="P4"/>
      <text:p text:style-name="P4">LET ME KNOW IF YOU HAVE ANY QUESTIONS</text:p>
      <text:p text:style-name="P20">REMEMBER – UPDATE ME ON YOUR PROGRES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fo:background-color="#ffffff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Courier New" fo:font-family="'Courier New'" style:font-family-generic="roman" style:font-pitch="variable" fo:font-size="11pt" fo:font-weight="normal" style:font-size-asian="11pt" style:font-weight-asian="normal" style:font-size-complex="11pt"/>
    </style:style>
    <style:style style:name="ListLabel_20_2" style:display-name="ListLabel 2" style:family="text">
      <style:text-properties style:font-name="Courier New" fo:font-family="'Courier New'" style:font-family-generic="roman" style:font-pitch="variable" fo:font-size="11pt" fo:font-weight="normal" style:font-size-asian="11pt" style:font-weight-asian="normal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19:15:54.891184851</dc:date>
    <meta:editing-duration>PT5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57" meta:word-count="291" meta:character-count="2349" meta:non-whitespace-character-count="2022"/>
  </office:meta>
</office:document-meta>
</file>